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sitorySourceFactory.getSource( String location , Map paramet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positorySourceFactory.lazyInitializ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RepositorySourceFactory.release( final Source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ositorySourceFactory.RepositorySourc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sitorySourceFactory.configure( final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SourceFactory.service( final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